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0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37">
      <style:table-cell-properties style:vertical-align="top"/>
      <style:text-properties fo:font-size="11pt" style:font-size-asian="11pt" style:font-size-complex="11pt"/>
    </style:style>
  </office:automatic-styles>
  <office:body>
    <office:spreadsheet>
      <table:table table:name="Risike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ische Testfälle" table:style-name="ta1">
        <table:table-column table:style-name="co4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2"/>
        <table:table-column table:style-name="co3" table:number-columns-repeated="1018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0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meldedaten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F-FR0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Rechnungsempfänger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F-FR2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Neuen Code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2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Bestehenden Code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2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Code verwalten: Bestehenden Code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zuwei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Code entfern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zugewiesenen Code su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6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Neuen Mitarbeiter erfass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7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Bestehenden Mitarbeiter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8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Mitarbeiter verwalten: Bestehenden Mitarbeiter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3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Neuen Kurstypen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typ verwalten: Bestehenden Kurstypen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Neuen Kursort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lösch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3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ort verwalten: Bestehenden Kursort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Neues Semester erfass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11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2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Neuen Kurs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4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5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3-10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F-FR04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onkrete Testfälle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9" table:number-columns-repeated="4" table:default-cell-style-name="ce2"/>
        <table:table-column table:style-name="co3" table:number-columns-repeated="1016" table:default-cell-style-name="ce2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F-FR0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Stammdaten ändern</text:p>
          </table:table-cell>
          <table:table-cell office:value-type="string" calcext:value-type="string">
            <text:p>Name, Adresse, Festnetz, Natel, E-Mail, Geschlecht, Geburtsdatum, Bemerkungen ändern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meldedatum änder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setz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03-02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bmeldedatum änder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2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rneute Anmeldung</text:p>
          </table:table-cell>
          <table:table-cell office:value-type="string" calcext:value-type="string">
            <text:p>Anmeldung nach bereits erfolgter Abmeldung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Schüler</text:p>
          </table:table-cell>
          <table:table-cell office:value-type="string" calcext:value-type="string">
            <text:p>Geänderter Name und Adresse entsprechen bereits vorhandenem Schüler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Angehörigen-Daten ändern</text:p>
          </table:table-cell>
          <table:table-cell office:value-type="string" calcext:value-type="string">
            <text:p>Name, Adresse, Festnetz, Natel, E-Mail eines Angehörigen <text:s/>änder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Bereits vorhandener Angehöriger</text:p>
          </table:table-cell>
          <table:table-cell office:value-type="string" calcext:value-type="string">
            <text:p>Geänderter Name und Adresse entsprechen bereits vorhandenem Angehörige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Rechnungsempfänger änder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4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uchresultat mit nur einem Schüler als Suchresultat</text:p>
          </table:table-cell>
          <table:table-cell office:value-type="string" calcext:value-type="string">
            <text:p>Direkt Datenblatt anzeigen, ohne Suchresultats-Tabelle</text:p>
          </table:table-cell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2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Code verwalten: Neuen Code erfasse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22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Code verwalten: Bestehenden Code änder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2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Code verwalten: Bestehenden Code lösch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Code zuweis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3-08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Code entfern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4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zugewiesenen Code such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6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itarbeiter verwalten: Neuen Mitarbeiter erfass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7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itarbeiter verwalten: Bestehenden Mitarbeiter lösch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08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itarbeiter verwalten: Bestehenden Mitarbeiter änder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13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Neuen Kurstypen erfass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13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lösch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13-03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typ verwalten: Bestehenden Kurstypen ändern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table-cell office:value-type="string" calcext:value-type="string">
            <text:p>TF-FR13-04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Neuen Kursort erfass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13-05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lösch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13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ort verwalten: Bestehenden Kursort änder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1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Neues Semester erfassen</text:p>
          </table:table-cell>
          <table:table-cell/>
          <table:table-cell table:style-name="ce3"/>
          <table:table-cell table:number-columns-repeated="1019"/>
        </table:table-row>
        <table:table-row table:style-name="ro4">
          <table:table-cell office:value-type="string" calcext:value-type="string">
            <text:p>TF-FR11-02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lösch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12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emester verwalten: Bestehendes Semester änder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3-07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Neuen Kurs erfass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4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lösch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F-FR15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Kurs verwalten: Bestehenden Kurs änder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09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hinzufüg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3-10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bearbeiten: Einem Schüler einen Kurs entferne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F-FR04-06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Schüler suchen: Schüler nach einem Kurs suchen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protokoll_2015-08-xx" table:style-name="ta1">
        <table:table-column table:style-name="co8" table:default-cell-style-name="ce2"/>
        <table:table-column table:style-name="co3" table:default-cell-style-name="ce2"/>
        <table:table-column table:style-name="co5" table:number-columns-repeated="2" table:default-cell-style-name="ce3"/>
        <table:table-column table:style-name="co10" table:default-cell-style-name="ce3"/>
        <table:table-column table:style-name="co3" table:number-columns-repeated="1015" table:default-cell-style-name="ce2"/>
        <table:table-column table:style-name="co3" table:number-columns-repeated="4" table:default-cell-style-name="ce1"/>
        <table:table-row table:style-name="ro1">
          <table:table-cell table:style-name="ce4" office:value-type="string" calcext:value-type="string">
            <text:p>Datum: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4" office:value-type="string" calcext:value-type="string">
            <text:p>Version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Umgebung: Entwicklungsumgeb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.00.0000</text:date>, <text:time style:data-style-name="N2" text:time-value="11:43:18.8394130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7-31T12:54:09.760094253</dc:date>
    <meta:editing-duration>PT5H31M54S</meta:editing-duration>
    <meta:editing-cycles>49</meta:editing-cycles>
    <meta:document-statistic meta:table-count="4" meta:cell-count="228" meta:object-count="0"/>
  </office:meta>
</office:document-meta>
</file>